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08B57A735F773DA5C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8" style:family="paragraph" style:parent-style-name="Standard" style:master-page-name="First_20_Page">
      <style:paragraph-properties fo:text-align="center" style:justify-single-word="false" style:page-number="1"/>
      <style:text-properties fo:color="#0000ff" fo:font-size="18pt" style:font-size-asian="18pt" style:font-size-complex="18pt"/>
    </style:style>
    <style:style style:name="P9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10" style:family="paragraph" style:parent-style-name="Heading_20_6">
      <style:text-properties fo:font-size="12pt" fo:font-style="normal" style:font-size-asian="12pt" style:font-style-asian="normal" style:font-size-complex="12pt"/>
    </style:style>
    <style:style style:name="T1" style:family="text">
      <style:text-properties fo:color="#0000ff" fo:font-size="23pt" fo:font-weight="bold" style:font-size-asian="23pt" style:font-weight-asian="bold" style:font-size-complex="23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<text:bookmark text:name="_qpcgjb6147k0"/><text:span text:style-name="T1">Examen: </text:span></text:p>
      <text:p text:style-name="P1"><text:span text:style-name="T2">Jesús Cordero Ávila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frame draw:style-name="fr1" draw:name="image1.png" text:anchor-type="as-char" svg:width="6.2681in" svg:height="1.222in" draw:z-index="0"><draw:image xlink:href="Pictures/10000201000002C70000008B57A735F773DA5C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bookmark text:name="_cfiicyib1tjb"/></text:p>
      <text:p text:style-name="P4"/>
      <text:p text:style-name="P4"/>
      <text:p text:style-name="P5"/>
      <text:p text:style-name="P4"/>
      <text:p text:style-name="P7"/>
      <text:p text:style-name="P7"><text:soft-page-break/>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8pt" fo:font-style="italic" style:font-size-asian="8pt" style:font-style-asian="italic" style:font-size-complex="8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<text:s/>2ºDAW. Despliegue de aplicaciones web. <text:s text:c="48"/>UD 0. Introducción a los servicios e</text:span><text:page-number text:select-page="current">2</text:page-number><text:span text:style-name="MT1">n red</text:span></text:p>
        <text:p text:style-name="MP1"/>
      </style:header>
      <style:footer>
        <text:p text:style-name="Standard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><text:span text:style-name="MT1"><text:s/>2ºDAW. Despliegue de aplicaciones web. <text:s text:c="48"/>UD 0. Introducción a los servicios en red</text:span></text:p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6" meta:word-count="31" meta:character-count="288" meta:non-whitespace-character-count="162"/>
    <meta:generator>LibreOfficeDev/6.0.5.2$Linux_X86_64 LibreOffice_project/</meta:generator>
  </office:meta>
</office:document-meta>
</file>